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00%"/>
      <style:text-properties fo:color="#000000" style:font-name="Times" fo:font-size="10pt" style:font-size-asian="10pt" style:font-size-complex="10pt"/>
    </style:style>
    <style:style style:name="P2" style:family="paragraph" style:parent-style-name="Text_20_body">
      <style:paragraph-properties fo:line-height="100%"/>
      <style:text-properties fo:color="#000000" style:font-name="Times" fo:font-size="10pt" officeooo:paragraph-rsid="001bb22c" style:font-size-asian="10pt" style:font-size-complex="10pt"/>
    </style:style>
    <style:style style:name="P3"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Times" fo:font-size="10pt" fo:font-style="normal" style:text-underline-style="none" fo:font-weight="normal" style:text-blinking="false" fo:background-color="transparent" style:font-size-asian="10pt" style:font-size-complex="10pt"/>
    </style:style>
    <style:style style:name="P4"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Times" fo:font-size="10pt" fo:font-style="normal" style:text-underline-style="none" fo:font-weight="bold" style:text-blinking="false" fo:background-color="transparent" style:font-size-asian="10pt" style:font-size-complex="10pt"/>
    </style:style>
    <style:style style:name="P5" style:family="paragraph" style:parent-style-name="Text_20_body">
      <style:paragraph-properties fo:margin-top="0in" fo:margin-bottom="0in" loext:contextual-spacing="false" fo:line-height="100%" fo:text-align="justify" style:justify-single-word="false" style:writing-mode="lr-tb"/>
      <style:text-properties fo:color="#000000" style:font-name="Times" fo:font-size="10pt" style:font-size-asian="10pt" style:font-size-complex="10pt"/>
    </style:style>
    <style:style style:name="P6" style:family="paragraph" style:parent-style-name="Text_20_body">
      <style:paragraph-properties fo:margin-top="0in" fo:margin-bottom="0in" loext:contextual-spacing="false" fo:line-height="100%" fo:text-align="justify" style:justify-single-word="false" style:writing-mode="lr-tb"/>
      <style:text-properties fo:color="#000000" style:font-name="Times" fo:font-size="10pt" fo:font-weight="normal" style:font-size-asian="10pt" style:font-size-complex="10pt"/>
    </style:style>
    <style:style style:name="P7" style:family="paragraph" style:parent-style-name="Text_20_body">
      <style:paragraph-properties fo:margin-top="0in" fo:margin-bottom="0in" loext:contextual-spacing="false" fo:line-height="100%" fo:text-align="justify" style:justify-single-word="false" style:writing-mode="lr-tb"/>
      <style:text-properties fo:color="#000000" style:font-name="Times" fo:font-size="10pt" fo:font-weight="normal" officeooo:paragraph-rsid="001bb22c" style:font-size-asian="10pt" style:font-size-complex="10pt"/>
    </style:style>
    <style:style style:name="P8" style:family="paragraph" style:parent-style-name="Text_20_body">
      <style:paragraph-properties fo:margin-left="0in" fo:margin-right="0in" fo:margin-top="0in" fo:margin-bottom="0in" loext:contextual-spacing="false" fo:line-height="100%" fo:text-align="justify" style:justify-single-word="false" fo:text-indent="0.5in" style:auto-text-indent="false" style:writing-mode="lr-tb"/>
      <style:text-properties fo:font-variant="normal" fo:text-transform="none" fo:color="#000000" style:text-line-through-style="none" style:text-line-through-type="none" style:font-name="Times"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bold" officeooo:rsid="001bb22c"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style:text-line-through-style="none" style:text-line-through-type="none" style:text-underline-style="none" style:text-blinking="false" fo:background-color="transparent" loext:char-shading-value="0"/>
    </style:style>
    <style:style style:name="T6"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style>
    <style:style style:name="T7" style:family="text">
      <style:text-properties officeooo:rsid="001bb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68c0cb54-e0a0-a561-6f20-566c20c8fa61"/><text:span text:style-name="T2">Dynamic Filter: An Adaptive Algorithm for Processing Data With the Crowd</text:span></text:p>
      <text:p text:style-name="P4">Abstract</text:p>
      <text:p text:style-name="P5"><text:span text:style-name="T3">One of the most common operations done on databases is filtering: taking a set of items and finding the subset that satisfies certain restrictions. Crowdsourcing can be applied to evaluate subjective or complex restrictions. We divide the filtering process into a set of questions for crowd workers to answer and attempt to dynamically order the questions to minimize how many must be asked. We evaluate our technique using simulations based on sample data from Amazon’s Mechanical Turk, discuss methods of testing our algorithm's efficiency, and present preliminary results.</text:span></text:p>
      <text:p text:style-name="P5"><text:span text:style-name="T3"/></text:p>
      <text:p text:style-name="P4">Introduction</text:p>
      <text:p text:style-name="P6"><text:span text:style-name="T4">We are studying the efficient use of crowdsourcing to filter databases. The filtering process consists of applying a set of restrictions, called predicates, for which each item in a database can be evaluated to true or false. Items that satisfy all predicates are said to pass the filter.</text:span></text:p>
      <text:p text:style-name="P7"><text:span text:style-name="T4">We employ crowd workers to evaluate predicates that require reasoning that is computationally difficult. We gather data through Amazon’s Mechanical Turk, a platform that allows requesters to pay crowd workers a few cents for each Human Intelligence Task (HIT) they complete. Workers decide whether an item is true or false for a particular predicate and submit a vote.</text:span></text:p>
      <text:p text:style-name="P7"><text:span text:style-name="T4"><text:tab/>If predicates are difficult or subjective, we need to gather more votes from workers in order to be certain that we get the correct value, which increases monetary cost and completion time. We hypothesize that the number of votes needed can be minimized by prioritizing predicates for which items are likely to be false, or in other words, predicates that are highly selective. We define predicate selectivity as the fraction of items that are false for a predicate. We prioritize these predicates because if an item is false for one predicate, it does not need to be evaluated for the other predicates and has already failed the filter. Since we have no information about predicate selectivity at the beginning, our algorithm must adapt its ordering strategy as we gather votes.</text:span></text:p>
      <text:p text:style-name="P8">In this work-in-progress, we describe our algorithm and evaluate its efficiency in reordering predicates so that cost is minimized. We test our algorithm with data from Mechanical Turk and present our results We also propose several ideas for future work.</text:p>
      <text:p text:style-name="P1"/>
      <text:p text:style-name="P4">Overview of data flow</text:p>
      <text:p text:style-name="P6"><text:span text:style-name="T4">Database filtering can be thought of as items from the database flowing through a data processing pipeline where they are evaluated on various predicates to determine if they meet the restrictions of the filter. In</text:span><text:span text:style-name="T5"> </text:span><text:span text:style-name="T4">our approach, we adapt the concept of an eddy (Avnur and Hellerstein 2000), a mechanism for dynamically rearranging parts of the pipeline. Items to be filtered are held in a queue outside the eddy. Each item from the queue flows into the eddy and is routed to a predicate, which is chosen by an algorithm described below. The item-predicate pair is presented to a Mechanical Turk worker as a question, answered with a 7-point scale that captures a true or false value and the worker’s confidence in her or his answer. Once an answer is entered, we check whether the item-predicate pair has gathered at least five votes. If not, the item is returned to the queue. </text:span></text:p>
      <text:p text:style-name="P8">Once five votes have been collected, we need a way to estimate the certainty that the majority answer is the correct answer. We apply previous work on selective repeated-labeling strategy to determine whether more votes are needed to reach consensus (Ipeirotis, Provost, and Sheng 2008). For example, the set [true, false, false, false, true] requires more votes, while [true, true, true, true, true] allows us to conclude that the correct answer is true with high likelihood. If more votes are needed, the item is returned to the queue.</text:p>
      <text:p text:style-name="P3">If the item does not need more votes for this predicate but needs more votes for other predicates, we also return it to the queue. If the item has evaluated to false for one predicate or has been evaluated by all predicates, the item is returned with its result: it either has or has not passed the filter. If one predicate’s answer is false, we do not need to finish evaluating the other predicates; the item does not pass the filter.</text:p>
      <text:p text:style-name="P1"/>
      <text:p text:style-name="P4">Adaptive Algorithm for Predicate Selection</text:p>
      <text:p text:style-name="P3">The decision about which predicate an item should be routed to is based on its selectivity. Predicates with a higher selectivity are preferred because they are more likely to cause an item to fail the filter, meaning we do not have to ask more questions about that item and therefore reduce cost. A lottery is conducted among the predicates for which the given item still needs evaluation, with each predicate awarded a number of tickets proportional to its selectivity.</text:p>
      <text:p text:style-name="P8">Our best estimate of a predicate’s selectivity is the ratio of “false” votes to total votes for that predicate. We do not know a priori which predicates are the most selective, so our algorithm must continually update its estimates as more votes are entered. Our problem resembles a traditional Multi-Armed Bandit problem (Auer et. al 1995). We want to balance “exploiting” the predicate with the highest selectivity with “exploring” all the predicates, allowing for the possibility that the observed selectivity statistics do not accurately represent the true selectivities of the predicates. The simple lottery system described above was found to favor exploration too heavily. To compensate, we use a multiplicative factor of 2 to increase the number of tickets for the most selective predicate, so that the eddy will be more likely to pick that one. But this factor is currently a heuristic that we are exploring to find an optimal value.</text:p>
      <text:p text:style-name="P8">In the original work on eddies, items are evaluated once for each operator. In contrast, items in our eddy must be evaluated multiple times by each predicate to reach the minimum of five votes. We can use the votes already submitted to predict what votes are likely to be entered next. For example, if we have three “false” votes for an item-predicate pair, we can guess that the next vote will be “false.” In situations where we think an item-predicate pair is likely to have a correct value of false, we have the option of “fast-tracking” the item to that predicate, bypassing the lottery system.</text:p>
      <text:p text:style-name="P8">After “fast-tracking” an item to a predicate or conducting a lottery to choose the predicate, we form the item-predicate pair to present to the worker. The majority vote calculated is weighted based on the worker’s confidence level, and this slightly decreases the number of <text:soft-page-break/>tasks needed for evaluation.</text:p>
      <text:p text:style-name="P1"/>
      <text:p text:style-name="P4">Experimental Results<text:span text:style-name="T7">s</text:span></text:p>
      <text:p text:style-name="P3">We will show that our dynamic ordering of predicates is consistently more efficient than a random order. The main metrics of interest are the number of HITs needed to evaluate the filter on all items and the accuracy of how many items were evaluated correctly. </text:p>
      <text:p text:style-name="P8">At present, we require a minimum of five votes before an item proceeds to the aggregation step. We also require that the answer set have an uncertainty of less than 0.15 in order to stop collecting votes, and we “fast-track” an item-predicate pair that has an uncertainty less than 0.30. With these parameters, we gathered data from real Mechanical Turk workers. After we created a batch of 20 restaurants and 10 predicates, each question was answered by crowdworkers 30 times, giving us a set of 6000 answers. We associated each answer with its appropriate item-predicate pair. With this categorization, our program randomly selects one of the 30 possible answers in order to simulate a worker’s vote after deciding the predicate through the lottery or “fast-tracking” system.</text:p>
      <text:p text:style-name="P3">These graphs show...</text:p>
      <text:p text:style-name="P1"/>
      <text:p text:style-name="P4">Conclusion and Next Steps</text:p>
      <text:p text:style-name="P3">In the future, we would like to conduct a sensitivity analysis for the parameters that we mentioned in the Experimental Results section. In addition, we also want to try different data sets to gather more votes from the Mechanical Turk workers. One way to do that would be to use different predicates in order to observe the effects of difficulty and question ambiguity on workers’ answers. We also would like to compare our algorithm to an “optimal” algorithm. Although our current algorithm does adapt to constantly changing data sets, it does not always choose the best option of what to do next. But if there were an algorithm that could do that, we would like to see how differently the performances are between the two algorithms. Furthermore, we would like to load our user interface and algorithm onto Mechanical Turk in order to gain more realistic data from crowdworkers and investigate how its efficiency differs from simulations.</text:p>
      <text:p text:style-name="P1"/>
      <text:p text:style-name="P5"><text:span text:style-name="T1">References</text:span></text:p>
      <text:p text:style-name="P5"><text:span text:style-name="T3">[1] Auer, Peter; Cesa-Bianchi, Nicolo; Freund Yoav; and Schapire, Robert E. 1995. Gambling in a rigged casino: The adversarial multi-armed bandit problem. </text:span><text:span text:style-name="T6">In proceedings of IEEE</text:span><text:span text:style-name="T3">. Milwaukee, Minnesota: 36th Annual Symposium on Foundations of Computer Science.</text:span></text:p>
      <text:p text:style-name="P5"><text:span text:style-name="T3">[2] Avnur, Ron and Hellerstein, Joseph M. 2000. Eddies: Continuously Adaptive Query Processing. In </text:span><text:span text:style-name="T6">proceedings of SIGMOD</text:span><text:span text:style-name="T3">. Dallas, Texas: ACM SIGMOD Conference.</text:span></text:p>
      <text:p text:style-name="P3">[3] Ipeirotis, Panagiotis G.; Provost, Foster; Sheng, Victor. S. 2008. Get Another Label? Improving Data Quality and Data Mining Using Multiple, Noisy Labelers. Department of Information, Operations, and Management Sciences, Leonard N. Stern School of Business, New York University, NY.</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1.25in" fo:margin-left="0.75in" fo:margin-right="0.75in" style:writing-mode="lr-tb" draw:fill-image-width="0in" draw:fill-image-height="0in" style:footnote-max-height="0in">
        <style:columns fo:column-count="2" fo:column-gap="0.3791in">
          <style:column style:rel-width="4985*" fo:start-indent="0in" fo:end-indent="0.1898in"/>
          <style:column style:rel-width="4987*" fo:start-indent="0.18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3:23:31.129765000</meta:creation-date>
    <dc:date>2015-07-30T13:30:53.325031000</dc:date>
    <meta:editing-duration>PT7M25S</meta:editing-duration>
    <meta:editing-cycles>2</meta:editing-cycles>
    <meta:generator>LibreOffice/4.4.3.2$MacOSX_X86_64 LibreOffice_project/88805f81e9fe61362df02b9941de8e38a9b5fd16</meta:generator>
    <meta:document-statistic meta:table-count="0" meta:image-count="0" meta:object-count="0" meta:page-count="2" meta:paragraph-count="28" meta:word-count="1527" meta:character-count="9343" meta:non-whitespace-character-count="7839"/>
  </office:meta>
</office:document-meta>
</file>